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1/2017<text:bookmark-end text:name="Text14"/></text:p>
            <text:p text:style-name="Normální">KVOP-25730/2017<text:bookmark-end text:name="Text2"/></text:p>
            <text:p text:style-name="Normální"><text:bookmark-start text:name="Text6"/>19. 09. 2017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3"/><text:s/><text:bookmark-end text:name="Text7"/></text:p>
            <text:p text:style-name="Normální"><text:bookmark-start text:name="Text8"/>Vážený pan<text:bookmark-end text:name="Text8"/></text:p>
            <text:p text:style-name="Normální"><text:bookmark-start text:name="Text9"/>R.<text:s/>S<text:bookmark-end text:name="Text9"/>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S.,<text:s/></text:p>
      <text:p text:style-name="Základnítext">dne 4. 9. 2017 byla do Kanceláře veřejného ochránce práv doručena Vaše žádost podle zákona č. 106/1999 Sb., o svobodném přístupu k informacím, ve znění pozdějších předpisů, kterou žádáte o písemné zodpovězení v žádosti uvedených otázek. Otázky jste formuloval do 7 bodů. Lze je charakterizovat jako dotazy na názor ve smyslu § 2 odst. 4 zákona o svobodném přístupu k informacím. Uvádíte, že dotazy pod body 1-5 jste formuloval na základě informací uveřejněných na internetových stránkách<text:s/><text:a xlink:href="http://www.ochrance.cz" office:target-frame-name="_top" xlink:show="replace"><text:span text:style-name="Hypertextovýodkaz">www.ochrance.cz</text:span></text:a>. Pravděpodobně tak předpokládáte, že se ochránce jako povinný subjekt musel formulovanými dotazy v minulosti zabývat a zaujmout stanovisko. Byť tomu tak není,<text:s/><text:span text:style-name="Silné">rozhodla jsem se - při respektování princip</text:span><text:span text:style-name="Silné">u dobré správy (princip vstřícnosti) - Vám požadované informace poskytnout.<text:s/></text:span></text:p>
      <text:p text:style-name="Základnítext">Dovoluji si Vás však upozornit, že jde o nezávazný právní názor, který Vám poskytuji bez znalosti konkrétních skutečností daného případu. Pro zvážení řešení odpovídajícího konkrétnímu případu Vám proto doporučuji vyhledat advokáta.</text:p>
      <text:p text:style-name="Základnítext">K Vaší žádosti uvádím:</text:p>
      <text:list text:style-name="LFO3_1" text:continue-numbering="true">
        <text:list-item>
          <text:p text:style-name="P17"><text:span text:style-name="Silné">K bodu č. 1</text:span></text:p>
        </text:list-item>
      </text:list>
      <text:p text:style-name="Základnítext">Nárok na náhradu za ztrátu na výdělku po skončení pracovní neschopnosti z důvodu pracovního úrazu či nemoci z povolání je<text:s/><text:span text:style-name="Silné">samostatný nárok</text:span><text:s/>zaměstnance dle zákoníku<text:s/>práce<text:span text:style-name="Značkapozn.podčarou"><text:note text:note-class="footnote" text:id="_ftn0"><text:note-citation>1</text:note-citation><text:note-body><text:p text:style-name="Textpozn.podčarou"><text:s/>Zákon č. 262/2006 Sb., zákoník práce, ve znění pozdějších předpisů.<text:s/></text:p></text:note-body></text:note></text:span>. Tento<text:s/><text:span text:style-name="Silné">nárok se vztahuje k odškodnění snížení či ztráty příjmu z výdělečné činnosti</text:span><text:s/>a není podmíněn splněním náležitostí dle § 67 zákona č. 435/2004 Sb., o zaměstnanosti, ve znění pozdějších předpisů.<text:s/></text:p>
      <text:p text:style-name="Základnítext">Jedná se o nárok poškozeného zaměstnance na „dorovnání příjmu“, k jehož snížení může dojít po skončení pracovní neschopnosti právě v souvislosti s utrpěným úrazem či nemocí z povolání.<text:s/></text:p>
      <text:p text:style-name="Základnítext">Vzniklá škoda, kterou má zaměstnavatel nahradit, je rozdílem na výdělcích před škodnou událostí úrazem a po úraze. Při stanovení nároku na rentu tak dochází k porovnávání obou výdělků z pracovní činnosti se započtením invalidního důchodu, pokud jej zaměstnanec<text:s/><text:soft-page-break/>pobírá právě v souvislosti s pracovním úrazem či nemocí z povolání.<text:s/><text:span text:style-name="Silné">Renta je tak částkou doplácenou do průměrného měsíčního výdělku, který měl zaměstnanec před úrazem. <text:s/></text:span></text:p>
      <text:p text:style-name="Základnítext">Zdravotní stav zaměstnance se může v důsledku pracovního úrazu či nemoci z povolání zhoršit natolik, že bude uznán invalidním v některém stupni a bude mu přiznán invalidní důchod. Může se ale stát, že i přes zhoršený zdravotní stav nedosáhne požadovaného procentuálního snížení pracovního potenciálu, aby byl uznán invalidním a pobíral invalidní důchod.<text:s/><text:span text:style-name="Silné">Přesto má za splnění zákonnýc</text:span><text:span text:style-name="Silné">h podmínek nárok na rentu.</text:span><text:s text:c="2"/></text:p>
      <text:list text:style-name="LFO3_1" text:continue-numbering="true">
        <text:list-item>
          <text:p text:style-name="P18"><text:span text:style-name="Silné">K bodu č. 2</text:span></text:p>
        </text:list-item>
      </text:list>
      <text:p text:style-name="Základnítext">Oprávnění zaměstnavatele mít relevantní informace o aktuálním zdravotním stavu odškodňovaného zaměstnance je zmíněno konkrétně v bodě 17 letáku Odškodňování pracovních úrazů a nemocí z povolání<text:span text:style-name="Značkapozn.podčarou"><text:note text:note-class="footnote" text:id="_ftn1"><text:note-citation>2</text:note-citation><text:note-body><text:p text:style-name="Textpozn.podčarou"><text:s/>Zveřejněný na stránkách www.ochrance.cz.<text:s/></text:p></text:note-body></text:note></text:span><text:s/><text:span text:style-name="Silné">v souvislosti</text:span><text:s/>s metodickým pokynem Ministerstva průmyslu a obchodu č. 17848/11/03100, ze dne 2. 5. 2011, vydaným k provedení zákona č. 154/2002 Sb., o přechodném financování některých sociálně zdravotních dávek horníků, ve znění pozdějších předpisů (dále také „metodický pokyn“). Ten obsahuje<text:s/><text:span text:style-name="Silné">specifika právní úpravy</text:span><text:span text:style-name="Značkapozn.podčarou"><text:note text:note-class="footnote" text:id="_ftn2"><text:note-citation>3</text:note-citation><text:note-body><text:p text:style-name="Textpozn.podčarou"><text:s/>Zákon č. 154/2002 Sb., o přechodném financování některých sociálně zdravotních dávek horníků, ve znění pozdějších předpisů.</text:p></text:note-body></text:note></text:span>,<text:s/><text:span text:style-name="Silné">pokud jde o výplatu renty zaměstnancům orga</text:span><text:span text:style-name="Silné">nizací uhelného, uranového a rudného hornictví.<text:s/></text:span>Metodický pokyn stanoví<text:span text:style-name="Silné"><text:s/>konkrétní způsob,<text:s/></text:span>kterým tito zaměstnanci osvědčují trvání zdravotních následků pracovního úrazu či nemoci z povolání, jež i nadále znemožňují zaměstnanci vykonávat původní zaměstnání.<text:s/>Za relevantní doklad metodický pokyn považuje pouze formulář „Roční zdravotní osvědčení příjemce náhrady za ztrátu na výdělku“, který musí rentista předložit k vyplnění ošetřujícímu registrujícímu lékaři a k 30. 11. každého kalendářního roku odeslat plátci renty (zaměstnavateli), nikoli lékařskou zprávu.<text:s/></text:p>
      <text:p text:style-name="Základnítext">Obecně platí, že trvání nároku na odškodnění je do budoucna podmíněno tím, že u poškozeného zaměstnance<text:s/><text:span text:style-name="Silné">přetrvávají zdravotní obtíže jako následek pracovního úrazu či nemoci z povolání</text:span>, které snižují schopnost či způsobují neschopnost zaměstnance vykonávat dosavadní zaměstnání, čímž vzniká zaměstnanci škoda na výdělku. Z praxe vyplynulo, že zaměstnavatelé, resp. odškodňující pojišťovny po určité době výplaty renty (cca po dvou až třech letech) ověřují u zaměstnanců, zda nedošlo k nějaké podstatné změně v jejich poměrech, které byly rozhodující pro určení výše náhrady. Využívají tak oprávnění domáhat se změny v úpravě práv, popřípadě povinností, pokud dojde k podstatným změnám poměrů na straně poškozeného zaměstnance.<text:span text:style-name="Značkapozn.podčarou"><text:note text:note-class="footnote" text:id="_ftn3"><text:note-citation>4</text:note-citation><text:note-body><text:p text:style-name="Textpozn.podčarou"><text:s/>Ustanovení § 271u zákoníku práce.</text:p></text:note-body></text:note></text:span><text:s/>Zjišťují, zda stále existuje příčinná souvislost mezi pracovním úrazem či nemocí z povolání a pozbytím<text:span text:style-name="Silné"><text:s/></text:span>pracovní způsobilost zaměstnance k výkonu původní profese (zaměstnanec totiž může mít snížený pracovní<text:s/>potenciál např. z důvodu obecného onemocnění nesouvisejícího s pracovním úrazem či nemocí z povolání). Pojišťovny při tom využívají svých formulářů určených pro praktické lékaře k potvrzení trvání zhoršeného zdravotního stavu. V případě pochybností si nechávají zpracovat lékařské posudky. Zda by odškodňujícímu subjektu stačily pouze lékařské zprávy,<text:s/><text:soft-page-break/>je nutné ověřit u něj, zákoník práce nestanoví povinnost předložit znalecký posudek. Cílem je prokázat, zda (ne)došlo ke změně poměrů. <text:s text:c="3"/></text:p>
      <text:list text:style-name="LFO3_1" text:continue-numbering="true">
        <text:list-item>
          <text:p text:style-name="P19"><text:span text:style-name="Silné">K bodu č. 3</text:span></text:p>
        </text:list-item>
      </text:list>
      <text:p text:style-name="Základnítext">Nárok na<text:s/>rentu je dlouhodobý nárok na náhradu škody z pracovního úrazu nebo nemoci z povolání, který je uspokojován opakujícími se plněními. Nárok stačí uplatnit jednou. Pokud nedojde k podstatné změně poměrů na straně zaměstnance, která by opravňovala zaměstnavatele, potažmo pojišťovnu k zastavení výplaty renty, je renta poskytována pravidelně v měsíčních intervalech.<text:span text:style-name="Značkapozn.podčarou"><text:note text:note-class="footnote" text:id="_ftn4"><text:note-citation>5</text:note-citation><text:note-body><text:p text:style-name="Textpozn.podčarou"><text:s/>Pokud se nedohodly strany na jiném způsobu výplaty (§ 271m odst. 2 zákoníku práce). <text:s/></text:p></text:note-body></text:note></text:span><text:s/>Jestliže by odškodňující subjekt (zaměstnavatel, pojišťovna)<text:s/>zastavil výplatu renty z důvodu nové situace, kdy již nevzniká škoda (např. z důvodu<text:s/><text:span text:style-name="Silné">trvale</text:span><text:s/>vyššího či stejného výdělku jako byl příjem zaměstnance před pracovním úrazem či nemocí z povolání), je třeba, aby se zaměstnanec po případné změně situace dovolal<text:s/>změny poměrů na jeho straně, tzn., že musí znovu uplatnit nárok na rentu. <text:s text:c="2"/></text:p>
      <text:p text:style-name="Základnítext">Bez ohledu na výše uvedené platí, že má-li zaměstnanec pochybnosti o oprávněnosti postupu zaměstnavatele či pojišťovny, kteří odmítají plnit z titulu odpovědnosti,<text:s/><text:span text:style-name="Silné">nezbude mu, ne</text:span><text:span text:style-name="Silné">ž se obrátit na soud</text:span>.<text:s/></text:p>
      <text:list text:style-name="LFO3_1" text:continue-numbering="true">
        <text:list-item>
          <text:p text:style-name="P20"><text:span text:style-name="Silné">K bodu č. 4</text:span></text:p>
        </text:list-item>
      </text:list>
      <text:p text:style-name="Základnítext">V návaznosti na výše uvedené by zaměstnavatel, případně pojišťovna pravděpodobně zastavili výplatu renty, neboť by neměli dostatečné podklady k vyhodnocení, zda vznikl zaměstnanci nárok na náhradu škody a v jaké výši.</text:p>
      <text:list text:style-name="LFO3_1" text:continue-numbering="true">
        <text:list-item>
          <text:p text:style-name="P21"><text:span text:style-name="Silné">K b</text:span><text:span text:style-name="Silné">odu č. 5</text:span></text:p>
        </text:list-item>
      </text:list>
      <text:p text:style-name="Základnítext">Právo na náhradu za ztrátu na výdělku (rentu) se nepromlčuje. Práva na<text:s/><text:span text:style-name="Silné">jednotlivá plnění</text:span><text:s/>z něho vyplývající se promlčují.<text:s/></text:p>
      <text:list text:style-name="LFO3_1" text:continue-numbering="true">
        <text:list-item>
          <text:p text:style-name="P22"><text:span text:style-name="Silné">K bodu č. 6</text:span></text:p>
        </text:list-item>
      </text:list>
      <text:p text:style-name="Základnítext">Domnívám se, že se odvolací orgán má vypořádat se všemi námitkami, které účastník řízení uvedl v odvolání.<text:s/></text:p>
      <text:list text:style-name="LFO3_1" text:continue-numbering="true">
        <text:list-item>
          <text:p text:style-name="P23"><text:span text:style-name="Silné">K bo</text:span><text:span text:style-name="Silné">du č. 7</text:span></text:p>
        </text:list-item>
      </text:list>
      <text:p text:style-name="Základnítext">Účastník řízení má být poučen o všech svých právech a o tom, jak je může uplatnit.</text:p>
      <text:p text:style-name="Základnítext">Děkuji Vám za projevenou důvěru a zůstávám s pozdravem</text:p>
      <text:p text:style-name="P24"/>
      <text:p text:style-name="podpis">Mgr. Petra Zdražilová v. r.</text:p>
      <text:p text:style-name="podpis">vedoucí právního odboru</text:p>
      <text:p text:style-name="podpis">(dopis je opatřen elektronickým podpisem)</text:p>
      <text:p text:style-name="Normální"><text:tab/>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3" style:display-name="LFO3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text:span text:style-name="T11">*KVOPX007XDDV*</text:span>*KVOPX007XDDV*</text:p>
        <text:p text:style-name="P12"><text:span text:style-name="T13">KVOPX007XDDV</text:span>KVOPX007XDDV</text:p>
        <text:p text:style-name="P14"><draw:frame draw:z-index="251659264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7-10-04T08:52:00Z</meta:creation-date>
    <dc:date>2017-10-04T08:52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3" meta:paragraph-count="13" meta:word-count="1003" meta:character-count="6914" meta:row-count="49" meta:non-whitespace-character-count="5924"/>
  </office:meta>
</office:document-meta>
</file>